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Heading" style:data-style-name="N37">
      <style:table-cell-properties style:vertical-align="automatic" fo:background-color="transparent" style:repeat-content="false"/>
      <style:paragraph-properties fo:text-align="start" fo:margin-left="0cm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3" style:family="table-cell" style:parent-style-name="Default" style:data-style-name="N37"/>
    <style:style style:name="ce4" style:family="table-cell" style:parent-style-name="Default" style:data-style-name="N0">
      <style:table-cell-properties fo:background-color="#00CCFF" style:cell-protect="none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ce5" style:family="table-cell" style:parent-style-name="Default" style:data-style-name="N38"/>
    <style:style style:name="ce6" style:family="table-cell" style:parent-style-name="Default" style:data-style-name="N37">
      <style:table-cell-properties fo:background-color="#00CCFF" style:cell-protect="none"/>
    </style:style>
    <style:style style:name="ce7" style:family="table-cell" style:parent-style-name="Default" style:data-style-name="N37">
      <style:table-cell-properties style:cell-protect="none"/>
    </style:style>
    <style:style style:name="ce8" style:family="table-cell" style:parent-style-name="Default" style:data-style-name="N0">
      <style:text-properties fo:font-size="16pt" style:font-size-asian="16pt" style:font-size-complex="16pt" fo:font-weight="bold" style:font-weight-asian="bold" style:font-weight-complex="bold"/>
    </style:style>
    <style:style style:name="ce9" style:family="table-cell" style:parent-style-name="Default" style:data-style-name="N38">
      <style:text-properties fo:font-size="16pt" style:font-size-asian="16pt" style:font-size-complex="16pt" fo:font-weight="bold" style:font-weight-asian="bold" style:font-weight-complex="bold"/>
    </style:style>
    <style:style style:name="ce10" style:family="table-cell" style:parent-style-name="Default" style:data-style-name="N36">
      <style:text-properties fo:font-size="16pt" style:font-size-asian="16pt" style:font-size-complex="16pt" fo:font-weight="bold" style:font-weight-asian="bold" style:font-weight-complex="bold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fo:font-size="16pt" style:font-size-asian="16pt" style:font-size-complex="16pt" fo:font-weight="bold" style:font-weight-asian="bold" style:font-weight-complex="bold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83104166666667cm"/>
    </style:style>
    <style:style style:name="co3" style:family="table-column">
      <style:table-column-properties fo:break-before="auto" style:column-width="1.6668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2.32833333333333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Zeitabrechnung" table:style-name="ta1" table:protected="true">
        <table:table-column table:style-name="co1" table:default-cell-style-name="ce5"/>
        <table:table-column table:style-name="co2" table:number-columns-repeated="3" table:default-cell-style-name="ce3"/>
        <table:table-column table:style-name="co3" table:default-cell-style-name="ce1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Zeitabrechnung SoPra Entwickler-Team</text:p>
          </table:table-cell>
          <table:table-cell table:style-name="ce1"/>
          <table:table-cell table:number-columns-repeated="2" table:style-name="ce3"/>
          <table:table-cell office:value-type="string" table:style-name="ce1">
            <text:p>Nummer:</text:p>
          </table:table-cell>
          <table:table-cell office:value-type="float" office:value="4" table:style-name="ce4">
            <text:p>4</text:p>
          </table:table-cell>
          <table:table-cell table:number-columns-repeated="16378"/>
        </table:table-row>
        <table:table-row table:style-name="ro2">
          <table:table-cell table:style-name="ce5"/>
          <table:table-cell office:value-type="string" table:style-name="ce6">
            <text:p>Bräuner</text:p>
          </table:table-cell>
          <table:table-cell office:value-type="string" table:style-name="ce6">
            <text:p>Burk</text:p>
          </table:table-cell>
          <table:table-cell office:value-type="string" table:style-name="ce6">
            <text:p>Buttgereit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Datum</text:p>
          </table:table-cell>
          <table:table-cell office:value-type="string" table:style-name="ce3">
            <text:p>Entwickler 1</text:p>
          </table:table-cell>
          <table:table-cell office:value-type="string" table:style-name="ce3">
            <text:p>Entwickler 2</text:p>
          </table:table-cell>
          <table:table-cell office:value-type="string" table:style-name="ce3">
            <text:p>Entwickler 3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16T00:00:00" table:style-name="ce5">
            <text:p>Montag, 2017-10-1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7T00:00:00" table:style-name="ce5">
            <text:p>Dienstag, 2017-10-1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8T00:00:00" table:style-name="ce5">
            <text:p>Mittwoch, 2017-10-1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19T00:00:00" table:style-name="ce5">
            <text:p>Donnerstag, 2017-10-1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0T00:00:00" table:style-name="ce5">
            <text:p>Freitag, 2017-10-20</text:p>
          </table:table-cell>
          <table:table-cell table:style-name="ce7"/>
          <table:table-cell office:value-type="time" office:time-value="PT2H45M0S" table:style-name="ce7">
            <text:p>02:45</text:p>
          </table:table-cell>
          <table:table-cell table:style-name="ce7"/>
          <table:table-cell table:number-columns-repeated="16380" table:style-name="ce1"/>
        </table:table-row>
        <table:table-row table:style-name="ro2">
          <table:table-cell office:value-type="date" office:date-value="2017-10-21T00:00:00" table:style-name="ce5">
            <text:p>Samstag, 2017-10-21</text:p>
          </table:table-cell>
          <table:table-cell table:number-columns-repeated="2" table:style-name="ce7"/>
          <table:table-cell office:value-type="time" office:time-value="PT2H30M0S" table:style-name="ce7">
            <text:p>02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2T00:00:00" table:style-name="ce5">
            <text:p>Sonntag, 2017-10-22</text:p>
          </table:table-cell>
          <table:table-cell office:value-type="time" office:time-value="PT2H0M0S" table:style-name="ce7">
            <text:p>02:00</text:p>
          </table:table-cell>
          <table:table-cell table:number-columns-repeated="2" table:style-name="ce7"/>
          <table:table-cell table:number-columns-repeated="16380" table:style-name="ce1"/>
        </table:table-row>
        <table:table-row table:style-name="ro2">
          <table:table-cell office:value-type="date" office:date-value="2017-10-23T00:00:00" table:style-name="ce5">
            <text:p>Montag, 2017-10-23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office:value-type="time" office:time-value="PT3H0M0S" table:style-name="ce7">
            <text:p>03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4T00:00:00" table:style-name="ce5">
            <text:p>Dienstag, 2017-10-24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office:value-type="time" office:time-value="PT1H30M0S" table:style-name="ce7">
            <text:p>01:3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5T00:00:00" table:style-name="ce5">
            <text:p>Mittwoch, 2017-10-25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number-columns-repeated="16380" table:style-name="ce1"/>
        </table:table-row>
        <table:table-row table:style-name="ro2">
          <table:table-cell office:value-type="date" office:date-value="2017-10-26T00:00:00" table:style-name="ce5">
            <text:p>Donnerstag, 2017-10-2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7T00:00:00" table:style-name="ce5">
            <text:p>Freitag, 2017-10-2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8T00:00:00" table:style-name="ce5">
            <text:p>Samstag, 2017-10-2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7-10-29T00:00:00" table:style-name="ce5">
            <text:p>Sonntag, 2017-10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0T00:00:00" table:style-name="ce5">
            <text:p>Montag, 2017-10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0-31T00:00:00" table:style-name="ce5">
            <text:p>Dienstag, 2017-10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1T00:00:00" table:style-name="ce5">
            <text:p>Mittwoch, 2017-1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2T00:00:00" table:style-name="ce5">
            <text:p>Donnerstag, 2017-1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3T00:00:00" table:style-name="ce5">
            <text:p>Freitag, 2017-1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4T00:00:00" table:style-name="ce5">
            <text:p>Samstag, 2017-11-04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05T00:00:00" table:style-name="ce5">
            <text:p>Sonntag, 2017-11-05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office:value-type="time" office:time-value="PT1H0M0S" table:style-name="ce7">
            <text:p>01:00</text:p>
          </table:table-cell>
          <table:table-cell table:number-columns-repeated="16380"/>
        </table:table-row>
        <table:table-row table:style-name="ro2">
          <table:table-cell office:value-type="date" office:date-value="2017-11-06T00:00:00" table:style-name="ce5">
            <text:p>Montag, 2017-11-06</text:p>
          </table:table-cell>
          <table:table-cell office:value-type="time" office:time-value="PT2H30M0S" table:style-name="ce7">
            <text:p>02:30</text:p>
          </table:table-cell>
          <table:table-cell office:value-type="time" office:time-value="PT4H0M0S" table:style-name="ce7">
            <text:p>04:00</text:p>
          </table:table-cell>
          <table:table-cell office:value-type="time" office:time-value="PT2H0M0S" table:style-name="ce7">
            <text:p>02:00</text:p>
          </table:table-cell>
          <table:table-cell table:number-columns-repeated="16380"/>
        </table:table-row>
        <table:table-row table:style-name="ro2">
          <table:table-cell office:value-type="date" office:date-value="2017-11-07T00:00:00" table:style-name="ce5">
            <text:p>Dienstag, 2017-1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08T00:00:00" table:style-name="ce5">
            <text:p>Mittwoch, 2017-11-08</text:p>
          </table:table-cell>
          <table:table-cell table:number-columns-repeated="2" table:style-name="ce7"/>
          <table:table-cell office:value-type="time" office:time-value="PT2H45M0S" table:style-name="ce7">
            <text:p>02:45</text:p>
          </table:table-cell>
          <table:table-cell table:number-columns-repeated="16380"/>
        </table:table-row>
        <table:table-row table:style-name="ro2">
          <table:table-cell office:value-type="date" office:date-value="2017-11-09T00:00:00" table:style-name="ce5">
            <text:p>Donnerstag, 2017-11-09</text:p>
          </table:table-cell>
          <table:table-cell office:value-type="time" office:time-value="PT1H0M0S" table:style-name="ce7">
            <text:p>01:00</text:p>
          </table:table-cell>
          <table:table-cell office:value-type="time" office:time-value="PT1H0M0S" table:style-name="ce7">
            <text:p>01:00</text:p>
          </table:table-cell>
          <table:table-cell table:style-name="ce7"/>
          <table:table-cell table:number-columns-repeated="16380"/>
        </table:table-row>
        <table:table-row table:style-name="ro2">
          <table:table-cell office:value-type="date" office:date-value="2017-11-10T00:00:00" table:style-name="ce5">
            <text:p>Freitag, 2017-1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1T00:00:00" table:style-name="ce5">
            <text:p>Samstag, 2017-1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2T00:00:00" table:style-name="ce5">
            <text:p>Sonntag, 2017-1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3T00:00:00" table:style-name="ce5">
            <text:p>Montag, 2017-1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4T00:00:00" table:style-name="ce5">
            <text:p>Dienstag, 2017-1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5T00:00:00" table:style-name="ce5">
            <text:p>Mittwoch, 2017-1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6T00:00:00" table:style-name="ce5">
            <text:p>Donnerstag, 2017-1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7T00:00:00" table:style-name="ce5">
            <text:p>Freitag, 2017-1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8T00:00:00" table:style-name="ce5">
            <text:p>Samstag, 2017-1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19T00:00:00" table:style-name="ce5">
            <text:p>Sonntag, 2017-1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0T00:00:00" table:style-name="ce5">
            <text:p>Montag, 2017-1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1T00:00:00" table:style-name="ce5">
            <text:p>Dienstag, 2017-1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2T00:00:00" table:style-name="ce5">
            <text:p>Mittwoch, 2017-1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3T00:00:00" table:style-name="ce5">
            <text:p>Donnerstag, 2017-1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4T00:00:00" table:style-name="ce5">
            <text:p>Freitag, 2017-1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5T00:00:00" table:style-name="ce5">
            <text:p>Samstag, 2017-1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6T00:00:00" table:style-name="ce5">
            <text:p>Sonntag, 2017-1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7T00:00:00" table:style-name="ce5">
            <text:p>Montag, 2017-1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8T00:00:00" table:style-name="ce5">
            <text:p>Dienstag, 2017-1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29T00:00:00" table:style-name="ce5">
            <text:p>Mittwoch, 2017-1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1-30T00:00:00" table:style-name="ce5">
            <text:p>Donnerstag, 2017-1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1T00:00:00" table:style-name="ce5">
            <text:p>Freitag, 2017-1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2T00:00:00" table:style-name="ce5">
            <text:p>Samstag, 2017-12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3T00:00:00" table:style-name="ce5">
            <text:p>Sonntag, 2017-12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4T00:00:00" table:style-name="ce5">
            <text:p>Montag, 2017-12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5T00:00:00" table:style-name="ce5">
            <text:p>Dienstag, 2017-12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6T00:00:00" table:style-name="ce5">
            <text:p>Mittwoch, 2017-12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7T00:00:00" table:style-name="ce5">
            <text:p>Donnerstag, 2017-12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8T00:00:00" table:style-name="ce5">
            <text:p>Freitag, 2017-12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09T00:00:00" table:style-name="ce5">
            <text:p>Samstag, 2017-12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0T00:00:00" table:style-name="ce5">
            <text:p>Sonntag, 2017-12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1T00:00:00" table:style-name="ce5">
            <text:p>Montag, 2017-12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2T00:00:00" table:style-name="ce5">
            <text:p>Dienstag, 2017-12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3T00:00:00" table:style-name="ce5">
            <text:p>Mittwoch, 2017-12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4T00:00:00" table:style-name="ce5">
            <text:p>Donnerstag, 2017-12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5T00:00:00" table:style-name="ce5">
            <text:p>Freitag, 2017-12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6T00:00:00" table:style-name="ce5">
            <text:p>Samstag, 2017-12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7T00:00:00" table:style-name="ce5">
            <text:p>Sonntag, 2017-12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8T00:00:00" table:style-name="ce5">
            <text:p>Montag, 2017-12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19T00:00:00" table:style-name="ce5">
            <text:p>Dienstag, 2017-12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0T00:00:00" table:style-name="ce5">
            <text:p>Mittwoch, 2017-12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1T00:00:00" table:style-name="ce5">
            <text:p>Donnerstag, 2017-12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2T00:00:00" table:style-name="ce5">
            <text:p>Freitag, 2017-12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3T00:00:00" table:style-name="ce5">
            <text:p>Samstag, 2017-12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4T00:00:00" table:style-name="ce5">
            <text:p>Sonntag, 2017-12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5T00:00:00" table:style-name="ce5">
            <text:p>Montag, 2017-12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6T00:00:00" table:style-name="ce5">
            <text:p>Dienstag, 2017-12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7T00:00:00" table:style-name="ce5">
            <text:p>Mittwoch, 2017-12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8T00:00:00" table:style-name="ce5">
            <text:p>Donnerstag, 2017-12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29T00:00:00" table:style-name="ce5">
            <text:p>Freitag, 2017-12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0T00:00:00" table:style-name="ce5">
            <text:p>Samstag, 2017-12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7-12-31T00:00:00" table:style-name="ce5">
            <text:p>Sonntag, 2017-12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1T00:00:00" table:style-name="ce5">
            <text:p>Montag, 2018-01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2T00:00:00" table:style-name="ce5">
            <text:p>Dienstag, 2018-01-0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3T00:00:00" table:style-name="ce5">
            <text:p>Mittwoch, 2018-01-0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4T00:00:00" table:style-name="ce5">
            <text:p>Donnerstag, 2018-01-0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5T00:00:00" table:style-name="ce5">
            <text:p>Freitag, 2018-01-0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6T00:00:00" table:style-name="ce5">
            <text:p>Samstag, 2018-01-0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7T00:00:00" table:style-name="ce5">
            <text:p>Sonntag, 2018-01-0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8T00:00:00" table:style-name="ce5">
            <text:p>Montag, 2018-01-0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09T00:00:00" table:style-name="ce5">
            <text:p>Dienstag, 2018-01-0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0T00:00:00" table:style-name="ce5">
            <text:p>Mittwoch, 2018-01-1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1T00:00:00" table:style-name="ce5">
            <text:p>Donnerstag, 2018-01-1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2T00:00:00" table:style-name="ce5">
            <text:p>Freitag, 2018-01-1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3T00:00:00" table:style-name="ce5">
            <text:p>Samstag, 2018-01-1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4T00:00:00" table:style-name="ce5">
            <text:p>Sonntag, 2018-01-1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5T00:00:00" table:style-name="ce5">
            <text:p>Montag, 2018-01-1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6T00:00:00" table:style-name="ce5">
            <text:p>Dienstag, 2018-01-1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7T00:00:00" table:style-name="ce5">
            <text:p>Mittwoch, 2018-01-1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8T00:00:00" table:style-name="ce5">
            <text:p>Donnerstag, 2018-01-1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19T00:00:00" table:style-name="ce5">
            <text:p>Freitag, 2018-01-1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0T00:00:00" table:style-name="ce5">
            <text:p>Samstag, 2018-01-2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1T00:00:00" table:style-name="ce5">
            <text:p>Sonntag, 2018-01-2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2T00:00:00" table:style-name="ce5">
            <text:p>Montag, 2018-01-22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3T00:00:00" table:style-name="ce5">
            <text:p>Dienstag, 2018-01-23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4T00:00:00" table:style-name="ce5">
            <text:p>Mittwoch, 2018-01-24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5T00:00:00" table:style-name="ce5">
            <text:p>Donnerstag, 2018-01-25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6T00:00:00" table:style-name="ce5">
            <text:p>Freitag, 2018-01-26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7T00:00:00" table:style-name="ce5">
            <text:p>Samstag, 2018-01-27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8T00:00:00" table:style-name="ce5">
            <text:p>Sonntag, 2018-01-28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29T00:00:00" table:style-name="ce5">
            <text:p>Montag, 2018-01-29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0T00:00:00" table:style-name="ce5">
            <text:p>Dienstag, 2018-01-30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1-31T00:00:00" table:style-name="ce5">
            <text:p>Mittwoch, 2018-01-3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1T00:00:00" table:style-name="ce5">
            <text:p>Donnerstag, 2018-02-01</text:p>
          </table:table-cell>
          <table:table-cell table:number-columns-repeated="3" table:style-name="ce7"/>
          <table:table-cell table:number-columns-repeated="16380"/>
        </table:table-row>
        <table:table-row table:style-name="ro2">
          <table:table-cell office:value-type="date" office:date-value="2018-02-02T00:00:00" table:style-name="ce5">
            <text:p>Freitag, 2018-02-02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3T00:00:00" table:style-name="ce5">
            <text:p>Samstag, 2018-02-03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4T00:00:00" table:style-name="ce5">
            <text:p>Sonntag, 2018-02-04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5T00:00:00" table:style-name="ce5">
            <text:p>Montag, 2018-02-05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6T00:00:00" table:style-name="ce5">
            <text:p>Dienstag, 2018-02-06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7T00:00:00" table:style-name="ce5">
            <text:p>Mittwoch, 2018-02-07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8T00:00:00" table:style-name="ce5">
            <text:p>Donnerstag, 2018-02-08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2">
          <table:table-cell office:value-type="date" office:date-value="2018-02-09T00:00:00" table:style-name="ce5">
            <text:p>Freitag, 2018-02-09</text:p>
          </table:table-cell>
          <table:table-cell table:number-columns-repeated="3" table:style-name="ce7"/>
          <table:table-cell table:number-columns-repeated="16380" table:style-name="ce1"/>
        </table:table-row>
        <table:table-row table:style-name="ro1">
          <table:table-cell table:style-name="ce5"/>
          <table:table-cell office:value-type="string" office:string-value="Bräuner" table:formula="of:=[.B2]" table:style-name="ce3">
            <text:p>Bräuner</text:p>
          </table:table-cell>
          <table:table-cell office:value-type="string" office:string-value="Burk" table:formula="of:=[.C2]" table:style-name="ce3">
            <text:p>Burk</text:p>
          </table:table-cell>
          <table:table-cell office:value-type="string" office:string-value="Buttgereit" table:formula="of:=[.D2]" table:style-name="ce3">
            <text:p>Buttgereit</text:p>
          </table:table-cell>
          <table:table-cell table:style-name="ce1"/>
          <table:table-cell office:value-type="string" table:style-name="ce8">
            <text:p>Gesamt</text:p>
          </table:table-cell>
          <table:table-cell table:number-columns-repeated="16378"/>
        </table:table-row>
        <table:table-row table:style-name="ro1">
          <table:table-cell office:value-type="string" table:style-name="ce9">
            <text:p>Summe</text:p>
          </table:table-cell>
          <table:table-cell office:value-type="time" office:time-value="PT12H0M0S" table:formula="of:=SUM([.B4:.B120])" table:style-name="ce10">
            <text:p>12:00</text:p>
          </table:table-cell>
          <table:table-cell office:value-type="time" office:time-value="PT14H15M0S" table:formula="of:=SUM([.C4:.C120])" table:style-name="ce10">
            <text:p>14:15</text:p>
          </table:table-cell>
          <table:table-cell office:value-type="time" office:time-value="PT13H45M0S" table:formula="of:=SUM([.D4:.D120])" table:style-name="ce10">
            <text:p>13:45</text:p>
          </table:table-cell>
          <table:table-cell table:style-name="ce1"/>
          <table:table-cell office:value-type="time" office:time-value="PT40H0M0S" table:formula="of:=SUM([.B122:.D122])" table:style-name="ce11">
            <text:p>40:00</text:p>
          </table:table-cell>
          <table:table-cell table:number-columns-repeated="16378"/>
        </table:table-row>
        <table:table-row table:number-rows-repeated="104845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 number:truncate-on-overflow="false">
      <number:hours number:style="long"/>
      <number:text>:</number:text>
      <number:minutes number:style="long"/>
    </number:time-style>
    <number:time-style style:name="N37">
      <number:hours number:style="long"/>
      <number:text>:</number:text>
      <number:minutes number:style="long"/>
    </number:time-style>
    <number:date-style style:name="N38">
      <number:day-of-week number:style="long"/>
      <number:text>, </number:text>
      <number:year number:style="long"/>
      <number:text>-</number:text>
      <number:month number:style="long"/>
      <number:text>-</number:text>
      <number:day number:style="long"/>
    </number:date-style>
    <number:currency-style style:name="N39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9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9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Kai Mindermann</meta:initial-creator>
    <dc:creator>Lars Buttgereit</dc:creator>
    <meta:creation-date>2015-10-06T10:15:48Z</meta:creation-date>
    <dc:date>2017-11-08T11:53:05Z</dc:date>
    <meta:editing-cycles>7</meta:editing-cycles>
    <meta:editing-duration>PT0S</meta:editing-duration>
  </office:meta>
</office:document-meta>
</file>